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 style:font-family-generic="roman" style:font-pitch="variable"/>
    <style:font-face style:name="Arial" svg:font-family="Arial, Helvetica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2" svg:font-family="Arial, Helvetica" style:font-family-generic="system" style:font-pitch="variable"/>
    <style:font-face style:name="Liberation Serif2" svg:font-family="'Liberation Serif', 'Times New Roman'" style:font-family-generic="system" style:font-pitch="variable"/>
    <style:font-face style:name="OpenSymbol1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1" style:font-name-complex="Arial3"/>
    </style:style>
    <style:style style:name="P3" style:family="paragraph" style:parent-style-name="Standard">
      <style:paragraph-properties fo:line-height="115%" fo:text-align="start" style:justify-single-word="false" style:writing-mode="lr-tb"/>
    </style:style>
    <style:style style:name="P4" style:family="paragraph" style:parent-style-name="Standard">
      <style:paragraph-properties fo:line-height="115%" fo:text-align="start" style:justify-single-word="false" fo:orphans="2" fo:widows="2" style:writing-mode="lr-tb"/>
    </style:style>
    <style:style style:name="P5" style:family="paragraph" style:parent-style-name="Standard">
      <style:paragraph-properties fo:line-height="115%" fo:text-align="center" style:justify-single-word="false" fo:orphans="2" fo:widows="2" style:writing-mode="lr-tb"/>
    </style:style>
    <style:style style:name="P6" style:family="paragraph" style:parent-style-name="Standard">
      <style:paragraph-properties fo:line-height="115%" fo:text-align="justify" style:justify-single-word="false" fo:orphans="2" fo:widows="2" style:writing-mode="lr-tb"/>
    </style:style>
    <style:style style:name="P7" style:family="paragraph" style:parent-style-name="Standard">
      <style:paragraph-properties fo:line-height="115%" fo:text-align="start" style:justify-single-word="false" fo:orphans="2" fo:widows="2" style:writing-mode="lr-tb"/>
      <style:text-properties fo:font-variant="normal" fo:text-transform="none" fo:color="#222222" loext:opacity="100%" style:font-name="Arial" fo:font-size="12pt" fo:letter-spacing="normal" fo:language="pt" fo:country="BR" fo:font-style="normal" fo:font-weight="normal" style:letter-kerning="true" style:font-name-asian="Songti SC" style:font-size-asian="12pt" style:language-asian="zh" style:country-asian="CN" style:font-style-asian="normal" style:font-weight-asian="normal" style:font-name-complex="Arial2" style:font-size-complex="12pt" style:language-complex="hi" style:country-complex="IN"/>
    </style:style>
    <style:style style:name="P8" style:family="paragraph" style:parent-style-name="Standard">
      <style:paragraph-properties fo:line-height="115%" fo:text-align="justify" style:justify-single-word="false" fo:orphans="2" fo:widows="2" style:writing-mode="lr-tb"/>
      <style:text-properties fo:font-variant="normal" fo:text-transform="none" fo:color="#222222" loext:opacity="100%" fo:letter-spacing="normal"/>
    </style:style>
    <style:style style:name="P9" style:family="paragraph" style:parent-style-name="Standard">
      <style:paragraph-properties fo:text-align="justify" style:justify-single-word="false" style:writing-mode="lr-tb"/>
    </style:style>
    <style:style style:name="P10" style:family="paragraph" style:parent-style-name="Standard">
      <style:paragraph-properties fo:line-height="115%" fo:text-align="justify" style:justify-single-word="false" fo:orphans="2" fo:widows="2" style:writing-mode="lr-tb"/>
      <style:text-properties fo:font-style="italic" fo:font-weight="bold" officeooo:rsid="000bdf32" officeooo:paragraph-rsid="000bdf32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line-height="115%" fo:text-align="justify" style:justify-single-word="false" fo:orphans="2" fo:widows="2" style:writing-mode="lr-tb"/>
      <style:text-properties fo:font-style="italic" fo:font-weight="bold" officeooo:rsid="000cbd31" officeooo:paragraph-rsid="000cbd31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margin-top="0cm" fo:margin-bottom="0.499cm" style:contextual-spacing="false" fo:line-height="115%" fo:text-align="start" style:justify-single-word="false" fo:orphans="2" fo:widows="2" style:writing-mode="lr-tb"/>
    </style:style>
    <style:style style:name="P13" style:family="paragraph" style:parent-style-name="Standard">
      <style:paragraph-properties fo:margin-top="0cm" fo:margin-bottom="0.499cm" style:contextual-spacing="false" fo:line-height="115%" fo:text-align="start" style:justify-single-word="false" fo:orphans="2" fo:widows="2" style:writing-mode="lr-tb"/>
      <style:text-properties officeooo:paragraph-rsid="000bdf32"/>
    </style:style>
    <style:style style:name="P14" style:family="paragraph" style:parent-style-name="Standard">
      <style:paragraph-properties fo:margin-top="0cm" fo:margin-bottom="0.499cm" style:contextual-spacing="false" fo:line-height="115%" fo:text-align="start" style:justify-single-word="false" fo:orphans="2" fo:widows="2" style:writing-mode="lr-tb"/>
      <style:text-properties officeooo:paragraph-rsid="000cbd31"/>
    </style:style>
    <style:style style:name="P15" style:family="paragraph" style:parent-style-name="Standard">
      <style:paragraph-properties fo:margin-top="0cm" fo:margin-bottom="0.499cm" style:contextual-spacing="false" fo:line-height="115%" fo:text-align="center" style:justify-single-word="false" fo:orphans="2" fo:widows="2" style:writing-mode="lr-tb"/>
    </style:style>
    <style:style style:name="P16" style:family="paragraph" style:parent-style-name="Standard">
      <style:paragraph-properties fo:margin-top="0cm" fo:margin-bottom="0.499cm" style:contextual-spacing="false" fo:line-height="115%" fo:text-align="justify" style:justify-single-word="false" fo:orphans="2" fo:widows="2" style:writing-mode="lr-tb"/>
    </style:style>
    <style:style style:name="P17" style:family="paragraph" style:parent-style-name="Standard">
      <style:paragraph-properties fo:margin-top="0cm" fo:margin-bottom="0.499cm" style:contextual-spacing="false" fo:line-height="115%" fo:text-align="justify" style:justify-single-word="false" fo:orphans="2" fo:widows="2" style:writing-mode="lr-tb"/>
      <style:text-properties officeooo:paragraph-rsid="000bdf32"/>
    </style:style>
    <style:style style:name="P18" style:family="paragraph" style:parent-style-name="Standard">
      <style:paragraph-properties fo:margin-top="0cm" fo:margin-bottom="0.499cm" style:contextual-spacing="false" fo:line-height="115%" fo:text-align="justify" style:justify-single-word="false" fo:orphans="2" fo:widows="2" style:writing-mode="lr-tb"/>
      <style:text-properties officeooo:paragraph-rsid="000cbd31"/>
    </style:style>
    <style:style style:name="P19" style:family="paragraph" style:parent-style-name="Standard">
      <style:paragraph-properties fo:margin-top="0cm" fo:margin-bottom="0.499cm" style:contextual-spacing="false" fo:line-height="115%" fo:text-align="justify" style:justify-single-word="false" fo:orphans="2" fo:widows="2" style:writing-mode="lr-tb"/>
      <style:text-properties fo:font-style="italic" fo:font-weight="bold" officeooo:rsid="000cbd31" officeooo:paragraph-rsid="000cbd31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margin-top="0.101cm" fo:margin-bottom="0.101cm" style:contextual-spacing="false" fo:line-height="115%" fo:text-align="start" style:justify-single-word="false" fo:orphans="2" fo:widows="2" style:writing-mode="lr-tb"/>
    </style:style>
    <style:style style:name="P21" style:family="paragraph" style:parent-style-name="Standard">
      <style:paragraph-properties fo:margin-top="0.101cm" fo:margin-bottom="0.101cm" style:contextual-spacing="false" fo:line-height="115%" fo:text-align="start" style:justify-single-word="false" fo:orphans="2" fo:widows="2" style:writing-mode="lr-tb"/>
      <style:text-properties officeooo:paragraph-rsid="000cbd31"/>
    </style:style>
    <style:style style:name="T1" style:family="text">
      <style:text-properties fo:font-variant="normal" fo:text-transform="none" fo:color="#222222" loext:opacity="100%" style:font-name="Arial" fo:font-size="18pt" fo:letter-spacing="normal" fo:font-style="normal" fo:font-weight="bold" style:font-size-asian="18pt" style:font-style-asian="normal" style:font-weight-asian="bold" style:font-name-complex="Arial2" style:font-size-complex="18pt" style:font-weight-complex="bold"/>
    </style:style>
    <style:style style:name="T2" style:family="text">
      <style:text-properties fo:font-variant="normal" fo:text-transform="none" fo:color="#222222" loext:opacity="100%" style:font-name="Arial" fo:font-size="12pt" fo:letter-spacing="normal" fo:font-style="normal" fo:font-weight="bold" style:font-size-asian="12pt" style:font-style-asian="normal" style:font-weight-asian="bold" style:font-name-complex="Arial2" style:font-weight-complex="bold"/>
    </style:style>
    <style:style style:name="T3" style:family="text">
      <style:text-properties fo:font-variant="normal" fo:text-transform="none" fo:color="#222222" loext:opacity="100%" style:font-name="Arial" fo:font-size="12pt" fo:letter-spacing="normal" fo:font-style="normal" fo:font-weight="bold" officeooo:rsid="000cbd31" style:font-size-asian="12pt" style:font-style-asian="normal" style:font-weight-asian="bold" style:font-name-complex="Arial2" style:font-weight-complex="bold"/>
    </style:style>
    <style:style style:name="T4" style:family="text">
      <style:text-properties fo:font-variant="normal" fo:text-transform="none" fo:color="#222222" loext:opacity="100%" style:font-name="Arial" fo:font-size="12pt" fo:letter-spacing="normal" fo:font-style="normal" fo:font-weight="bold" style:font-size-asian="12pt" style:font-style-asian="normal" style:font-weight-asian="bold" style:font-name-complex="Arial2"/>
    </style:style>
    <style:style style:name="T5" style:family="text">
      <style:text-properties fo:font-variant="normal" fo:text-transform="none" fo:color="#222222" loext:opacity="100%" style:font-name="Arial" fo:font-size="12pt" fo:letter-spacing="normal" fo:font-style="normal" fo:font-weight="bold" officeooo:rsid="000cbd31" style:font-size-asian="12pt" style:font-style-asian="normal" style:font-weight-asian="bold" style:font-name-complex="Arial2"/>
    </style:style>
    <style:style style:name="T6" style:family="text">
      <style:text-properties fo:font-variant="normal" fo:text-transform="none" fo:color="#222222" loext:opacity="100%" style:font-name="Arial" fo:font-size="12pt" fo:letter-spacing="normal" fo:font-style="normal" fo:font-weight="normal" style:font-size-asian="12pt" style:font-style-asian="normal" style:font-weight-asian="normal" style:font-name-complex="Arial2"/>
    </style:style>
    <style:style style:name="T7" style:family="text">
      <style:text-properties fo:font-variant="normal" fo:text-transform="none" fo:color="#222222" loext:opacity="100%" style:font-name="Arial" fo:font-size="12pt" fo:letter-spacing="normal" fo:font-style="normal" fo:font-weight="normal" officeooo:rsid="000bdf32" style:font-size-asian="12pt" style:font-style-asian="normal" style:font-weight-asian="normal" style:font-name-complex="Arial2"/>
    </style:style>
    <style:style style:name="T8" style:family="text">
      <style:text-properties fo:font-variant="normal" fo:text-transform="none" fo:color="#222222" loext:opacity="100%" style:font-name="Arial" fo:font-size="12pt" fo:letter-spacing="normal" fo:font-style="normal" fo:font-weight="normal" officeooo:rsid="000cbd31" style:font-size-asian="12pt" style:font-style-asian="normal" style:font-weight-asian="normal" style:font-name-complex="Arial2"/>
    </style:style>
    <style:style style:name="T9" style:family="text">
      <style:text-properties fo:font-variant="normal" fo:text-transform="none" fo:color="#222222" loext:opacity="100%" style:font-name="Arial" fo:font-size="12pt" fo:letter-spacing="normal" fo:font-style="normal" fo:font-weight="normal" style:font-name-asian="Liberation Serif2" style:font-size-asian="12pt" style:font-style-asian="normal" style:font-weight-asian="normal" style:font-name-complex="Liberation Serif2"/>
    </style:style>
    <style:style style:name="T10" style:family="text">
      <style:text-properties fo:font-variant="normal" fo:text-transform="none" fo:color="#222222" loext:opacity="100%" style:font-name="Arial" fo:font-size="12pt" fo:letter-spacing="normal" fo:language="pt" fo:country="BR" fo:font-style="normal" fo:font-weight="normal" style:letter-kerning="true" style:font-name-asian="Songti SC" style:font-size-asian="12pt" style:language-asian="zh" style:country-asian="CN" style:font-style-asian="normal" style:font-weight-asian="normal" style:font-name-complex="Arial2" style:font-size-complex="12pt" style:language-complex="hi" style:country-complex="IN"/>
    </style:style>
    <style:style style:name="T11" style:family="text">
      <style:text-properties fo:font-variant="normal" fo:text-transform="none" fo:color="#222222" loext:opacity="100%" style:font-name="Arial" fo:font-size="12pt" fo:letter-spacing="normal" fo:language="pt" fo:country="BR" fo:font-style="normal" fo:font-weight="normal" officeooo:rsid="000bdf32" style:letter-kerning="true" style:font-name-asian="Songti SC" style:font-size-asian="12pt" style:language-asian="zh" style:country-asian="CN" style:font-style-asian="normal" style:font-weight-asian="normal" style:font-name-complex="Arial2" style:font-size-complex="12pt" style:language-complex="hi" style:country-complex="IN"/>
    </style:style>
    <style:style style:name="T12" style:family="text">
      <style:text-properties fo:font-variant="normal" fo:text-transform="none" fo:color="#222222" loext:opacity="100%" style:font-name="Arial" fo:font-size="12pt" fo:letter-spacing="normal" fo:language="pt" fo:country="BR" fo:font-style="normal" fo:font-weight="normal" officeooo:rsid="000cbd31" style:letter-kerning="true" style:font-name-asian="Songti SC" style:font-size-asian="12pt" style:language-asian="zh" style:country-asian="CN" style:font-style-asian="normal" style:font-weight-asian="normal" style:font-name-complex="Arial2" style:font-size-complex="12pt" style:language-complex="hi" style:country-complex="IN"/>
    </style:style>
    <style:style style:name="T13" style:family="text">
      <style:text-properties fo:font-variant="normal" fo:text-transform="none" fo:color="#222222" loext:opacity="100%" style:font-name="Arial" fo:font-size="12pt" fo:letter-spacing="normal" style:font-size-asian="12pt" style:font-name-complex="Arial2"/>
    </style:style>
    <style:style style:name="T14" style:family="text">
      <style:text-properties fo:font-variant="normal" fo:text-transform="none" fo:color="#222222" loext:opacity="100%" style:font-name="Arial" fo:font-size="12pt" fo:letter-spacing="normal" officeooo:rsid="000cbd31" style:font-size-asian="12pt" style:font-name-complex="Arial2"/>
    </style:style>
    <style:style style:name="T15" style:family="text">
      <style:text-properties fo:font-variant="normal" fo:text-transform="none" fo:color="#222222" loext:opacity="100%" style:font-name="Arial" fo:font-size="12pt" fo:letter-spacing="normal" fo:font-style="italic" fo:font-weight="bold" officeooo:rsid="000bdf32" style:font-size-asian="12pt" style:font-style-asian="italic" style:font-weight-asian="bold" style:font-name-complex="Arial2" style:font-style-complex="italic" style:font-weight-complex="bold"/>
    </style:style>
    <style:style style:name="T16" style:family="text">
      <style:text-properties fo:font-variant="normal" fo:text-transform="none" fo:color="#222222" loext:opacity="100%" style:font-name="Arial" fo:font-size="12pt" fo:letter-spacing="normal" fo:font-style="italic" fo:font-weight="bold" officeooo:rsid="000cbd31" style:font-size-asian="12pt" style:font-style-asian="italic" style:font-weight-asian="bold" style:font-name-complex="Arial2" style:font-style-complex="italic" style:font-weight-complex="bold"/>
    </style:style>
    <style:style style:name="T17" style:family="text">
      <style:text-properties fo:font-variant="normal" fo:text-transform="none" fo:color="#222222" loext:opacity="100%" fo:letter-spacing="normal"/>
    </style:style>
    <style:style style:name="T18" style:family="text">
      <style:text-properties fo:font-variant="normal" fo:text-transform="none" fo:color="#222222" loext:opacity="100%" fo:letter-spacing="normal" style:font-name-asian="Liberation Serif2" style:font-name-complex="Liberation Serif2"/>
    </style:style>
    <style:style style:name="T19" style:family="text">
      <style:text-properties fo:font-variant="normal" fo:text-transform="none" fo:color="#222222" loext:opacity="100%" style:text-position="super 58%" style:font-name="Arial" fo:font-size="12pt" fo:letter-spacing="normal" fo:font-style="normal" fo:font-weight="normal" style:font-size-asian="12pt" style:font-style-asian="normal" style:font-weight-asian="normal" style:font-name-complex="Arial2"/>
    </style:style>
    <style:style style:name="T20" style:family="text">
      <style:text-properties style:font-name="Arial1" style:font-name-complex="Arial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unot Augusto Patrial Cordeiro</text:span></text:p>
      <text:p text:style-name="P2"/>
      <text:p text:style-name="P2"/>
      <text:p text:style-name="P3"><text:span text:style-name="T2">Idade</text:span><text:span text:style-name="T6">: 39 anos.</text:span><text:span text:style-name="T20"><text:line-break/></text:span><text:span text:style-name="T2">Endereço</text:span><text:span text:style-name="T6">: Rua </text:span><text:span text:style-name="T12">Pará</text:span><text:span text:style-name="T6">, </text:span><text:span text:style-name="T8">1790</text:span><text:span text:style-name="T6"> – Londrina PR.</text:span><text:span text:style-name="T20"><text:line-break/></text:span><text:span text:style-name="T2">Telefone</text:span><text:span text:style-name="T6">: (43) 99970-877</text:span><text:span text:style-name="T8">5.</text:span></text:p>
      <text:p text:style-name="P3"><text:span text:style-name="T2">LinkedIn</text:span><text:span text:style-name="T6">: </text:span><text:a xlink:type="simple" xlink:href="https://www.linkedin.com/in/junotaugusto" text:style-name="Internet_20_link" text:visited-style-name="Visited_20_Internet_20_Link">https://www.linkedin.com/in/j</text:a><text:a xlink:type="simple" xlink:href="https://www.linkedin.com/in/junotaugusto" text:style-name="Internet_20_link" text:visited-style-name="Visited_20_Internet_20_Link"><text:span text:style-name="T8">unotaugusto</text:span></text:a></text:p>
      <text:p text:style-name="P12"><text:span text:style-name="T6">.</text:span></text:p>
      <text:p text:style-name="P15"><text:span text:style-name="T2">FORMAÇÃO </text:span><text:span text:style-name="T3">SUPERIOR</text:span></text:p>
      <text:p text:style-name="P12"><text:span text:style-name="T17">•</text:span><text:span text:style-name="T18"> </text:span><text:span text:style-name="T6">Superior Completo em Comunicação Social (Jornalismo) pela Faculdade Metropolitana/IESB em junho de 2006.</text:span></text:p>
      <text:p text:style-name="P12"><text:span text:style-name="T6">•</text:span><text:span text:style-name="T9"> </text:span><text:span text:style-name="T6">Superior Incompleto (1</text:span><text:span text:style-name="T19">o</text:span><text:span text:style-name="T6"> Semestre) em Análise e Desenvolvimento de Sistemas pela </text:span><text:span text:style-name="T7">Faculdade </text:span><text:span text:style-name="T11">Estácio de Sá</text:span><text:span text:style-name="T6">.</text:span></text:p>
      <text:p text:style-name="P15"><text:span text:style-name="T4">HABILIDADES</text:span><text:span text:style-name="T5">,</text:span><text:span text:style-name="T4"> QUALIFICAÇÕES </text:span><text:span text:style-name="T5">E INTERESSES</text:span></text:p>
      <text:p text:style-name="P20"><text:span text:style-name="T17">•</text:span><text:span text:style-name="T18"> </text:span><text:span text:style-name="T6">Noções intermediárias de informática.<text:line-break/>• Inglês fluente.<text:line-break/>• Experiência com vendas externas.<text:line-break/>• Experiência em Assessoria de Imprensa, Produção de Matérias </text:span><text:span text:style-name="T8">Jornalísticas</text:span><text:span text:style-name="T6"> e Diagramação (InDesign).</text:span></text:p>
      <text:p text:style-name="P20"><text:span text:style-name="T6">• Conclusão do curso online “Programming for Everybody”, em Python3, obtido pelo Coursera.</text:span></text:p>
      <text:p text:style-name="P20"><text:span text:style-name="T6">• Conclusão do </text:span><text:span text:style-name="T10">curso “Lógica de Programação” da Softblue.</text:span></text:p>
      <text:p text:style-name="P20"><text:span text:style-name="T6">• Conclusão do </text:span><text:span text:style-name="T10">curso “SQL Completo” da Softblue.</text:span></text:p>
      <text:p text:style-name="P21"><text:span text:style-name="T10">• </text:span><text:span text:style-name="T12">Certificado de conclusão</text:span><text:span text:style-name="T10"> d</text:span><text:span text:style-name="T12">e 2 dos 3 módulos do curso de Python do Curso em Video</text:span><text:span text:style-name="T10">. </text:span><text:span text:style-name="T12">Curso em andamento.</text:span></text:p>
      <text:p text:style-name="P21"><text:span text:style-name="T10">• </text:span><text:span text:style-name="T12">Certificado de conclusão de 3 dos 5 módulos do curso de HTML5 e CSS3 do Curso em Video. Curso em andamento</text:span><text:span text:style-name="T10">.</text:span></text:p>
      <text:p text:style-name="P21"><text:span text:style-name="T10">• </text:span><text:span text:style-name="T12">Selo de Competência em HTML pelo LinkedIn</text:span><text:span text:style-name="T10">.</text:span></text:p>
      <text:p text:style-name="P21"><text:span text:style-name="T10">• </text:span><text:span text:style-name="T12">Músico amador</text:span><text:span text:style-name="T10">.</text:span></text:p>
      <text:p text:style-name="P7"/>
      <text:p text:style-name="P5"><text:span text:style-name="T4">EXPERIÊNCIA PROFISSIONAL:</text:span></text:p>
      <text:p text:style-name="P4"/>
      <text:p text:style-name="P10"><text:span text:style-name="T13">Desde 01/2022:</text:span></text:p>
      <text:p text:style-name="P10"><text:span text:style-name="T13"/></text:p>
      <text:p text:style-name="P6"><text:span text:style-name="T11">A</text:span><text:span text:style-name="T6">tuo como jornalista na produção de matérias jornalísticas para o programa Podcast da AlmA, além de produção de pautas, roteiros radiofônicos e participação no projeto Estúdio de Rádio Móvel.</text:span></text:p>
      <text:p text:style-name="P8"/>
      <text:p text:style-name="P10"><text:span text:style-name="T13">Des</text:span><text:span text:style-name="T14">d</text:span><text:span text:style-name="T13">e 05/2019:</text:span></text:p>
      <text:p text:style-name="P10"><text:span text:style-name="T13"/></text:p>
      <text:p text:style-name="P6"><text:soft-page-break/><text:span text:style-name="T7">J</text:span><text:span text:style-name="T6">ornalista responsável pelo desenvolvimento de seis jornais mensais destinados à seis condomínios fechados de Londrina, pela DSI Comunicação.</text:span></text:p>
      <text:p text:style-name="P13"><text:span text:style-name="T15"/></text:p>
      <text:p text:style-name="P13"><text:span text:style-name="T16">De </text:span><text:span text:style-name="T15">03/2018 </text:span><text:span text:style-name="T16">a</text:span><text:span text:style-name="T15"> 11/2018</text:span><text:span text:style-name="T7"> </text:span></text:p>
      <text:p text:style-name="P17"><text:span text:style-name="T7">V</text:span><text:span text:style-name="T6">endedor externo da então empresa Only One Pratas e Importações, na região de Curitiba. Era responsável pela venda de produtos da empresa para lojistas e revendedoras do ramo de jóias e semi-jóias.</text:span></text:p>
      <text:p text:style-name="P18"><text:span text:style-name="T16">De 04/2017 a 12/2017:</text:span></text:p>
      <text:p text:style-name="P18"><text:span text:style-name="T8">R</text:span><text:span text:style-name="T6">epresentante </text:span><text:span text:style-name="T8">C</text:span><text:span text:style-name="T6">omercial </text:span><text:span text:style-name="T12">da</text:span><text:span text:style-name="T6"> Eurofral Indústria de Produtos Higiênicos e Termoplásticos. Desta vez, atuei ainda no estado de São Paulo, porém abrindo a região de Bauru e Marília. Além da venda em si, era responsável pelo pós-vendas, faturamento dos pedidos, pesquisas de mercado, montagem da linha/rota da região, </text:span><text:span text:style-name="T8">layout</text:span><text:span text:style-name="T6"> </text:span><text:span text:style-name="T8">d</text:span><text:span text:style-name="T6">o ponto de venda e da produção de relatórios diários, semanais e mensais aos superiores.</text:span></text:p>
      <text:p text:style-name="P19"><text:span text:style-name="T13">De 05/2006 a 11/2006:</text:span></text:p>
      <text:p text:style-name="P14"><text:span text:style-name="T8">V</text:span><text:span text:style-name="T6">endedor </text:span><text:span text:style-name="T8">E</text:span><text:span text:style-name="T6">xterno na Bruna Semi-jóias. </text:span><text:span text:style-name="T8">R</text:span><text:span text:style-name="T6">egião de Londrina (até Arapongas) e em todo o Norte Pioneiro.</text:span></text:p>
      <text:p text:style-name="P19"><text:span text:style-name="T13">De 04/2013 a 01/2016:</text:span></text:p>
      <text:p text:style-name="P16"><text:span text:style-name="T8">Representante Comercial d</text:span><text:span text:style-name="T6">o Silo da Moda, fábrica e distribuidora de confecções. Atendia as regiões de Ribeirão Preto (SP) e Bauru (SP), até a divisa com Minas Gerais.</text:span></text:p>
      <text:p text:style-name="P19"><text:span text:style-name="T14">D</text:span><text:span text:style-name="T13">e 082010 a 01/2013:</text:span></text:p>
      <text:p text:style-name="P6"><text:span text:style-name="T8">R</text:span><text:span text:style-name="T6">epresentante </text:span><text:span text:style-name="T8">C</text:span><text:span text:style-name="T6">omercial, na venda de produtos Higiênicos e Termoplásticos (fraldas, lenços umedecidos etc.), para a Eurofral LTDA, indústria de grande porte de Rolândia (PR). Trabalhei nos estados de São Paulo, Mato Grosso do Sul e Paraná.</text:span></text:p>
      <text:p text:style-name="P6"><text:span text:style-name="T6"/></text:p>
      <text:p text:style-name="P11"><text:span text:style-name="T13">03/2007 a 11/2007:</text:span></text:p>
      <text:p text:style-name="P6"/>
      <text:p text:style-name="P6"><text:span text:style-name="T8">I</text:span><text:span text:style-name="T6">niciei na minha área de formação como </text:span><text:span text:style-name="T8">A</text:span><text:span text:style-name="T6">ssessor de </text:span><text:span text:style-name="T8">I</text:span><text:span text:style-name="T6">mprensa do Hospital do Coração de Londrina. Meu trabalho consistia em ser o elo de comunicação entre a imprensa e o hospital, emitindo informativos via mailing, atendendo fornecedores da área, auxiliando o corpo clínico em entrevistas, pesquisas de satisfação e eventos corporativos.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 style:font-family-generic="roman" style:font-pitch="variable"/>
    <style:font-face style:name="Arial" svg:font-family="Arial, Helvetica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2" svg:font-family="Arial, Helvetica" style:font-family-generic="system" style:font-pitch="variable"/>
    <style:font-face style:name="Liberation Serif2" svg:font-family="'Liberation Serif', 'Times New Roman'" style:font-family-generic="system" style:font-pitch="variable"/>
    <style:font-face style:name="OpenSymbol1" svg:font-family="OpenSymbo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fals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7T08:41:12</meta:creation-date>
    <dc:language>pt-BR</dc:language>
    <dc:date>2022-10-10T10:50:40.127276089</dc:date>
    <meta:editing-cycles>16</meta:editing-cycles>
    <meta:editing-duration>PT8H52M58S</meta:editing-duration>
    <meta:generator>LibreOffice/7.1.3.2$MacOSX_X86_64 LibreOffice_project/47f78053abe362b9384784d31a6e56f8511eb1c1</meta:generator>
    <meta:document-statistic meta:table-count="0" meta:image-count="0" meta:object-count="0" meta:page-count="2" meta:paragraph-count="33" meta:word-count="465" meta:character-count="3044" meta:non-whitespace-character-count="2610"/>
    <meta:user-defined meta:name="AppVersion">15.0000</meta:user-defined>
  </office:meta>
</office:document-meta>
</file>